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1811in" svg:height="0.1343in" svg:x="0in" svg:y="2.489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3102in" svg:height="0.1343in" svg:x="0in" svg:y="2.666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Світлофільтр</text:p>
          </table:table-cell>
          <table:table-cell office:value-type="string" calcext:value-type="string">
            <text:p>Червоний</text:p>
          </table:table-cell>
          <table:table-cell office:value-type="string" calcext:value-type="string">
            <text:p>Зелений</text:p>
          </table:table-cell>
          <table:table-cell office:value-type="string" calcext:value-type="string">
            <text:p>Синій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xi, мм</text:p>
          </table:table-cell>
          <table:table-cell office:value-type="float" office:value="1.91" calcext:value-type="float">
            <text:p>1.91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covered-table-cell/>
          <table:table-cell office:value-type="float" office:value="1.77" calcext:value-type="float">
            <text:p>1.77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covered-table-cell/>
          <table:table-cell office:value-type="float" office:value="1.83" calcext:value-type="float">
            <text:p>1.83</text:p>
          </table:table-cell>
          <table:table-cell office:value-type="float" office:value="1.56" calcext:value-type="float">
            <text:p>1.5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x= &lt;xi&gt;, мм</text:p>
          </table:table-cell>
          <table:table-cell table:style-name="ce1" table:formula="of:=AVERAGE([.B5:.B7])" office:value-type="float" office:value="1.83666666666667" calcext:value-type="float">
            <text:p>1.837</text:p>
          </table:table-cell>
          <table:table-cell table:style-name="ce1" table:formula="of:=AVERAGE([.C5:.C7])" office:value-type="float" office:value="1.54" calcext:value-type="float">
            <text:p>1.540</text:p>
          </table:table-cell>
          <table:table-cell table:style-name="ce1" table:formula="of:=AVERAGE([.D5:.D7])" office:value-type="float" office:value="1.36" calcext:value-type="float">
            <text:p>1.36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hi, мм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covered-table-cell/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covered-table-cell/>
          <table:table-cell office:value-type="float" office:value="0.75" calcext:value-type="float">
            <text:p>0.7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 = &lt;h&gt;, мм</text:p>
          </table:table-cell>
          <table:table-cell table:style-name="ce1" table:formula="of:=AVERAGE([.B9:.B11])" office:value-type="float" office:value="0.756666666666667" calcext:value-type="float">
            <text:p>0.757</text:p>
          </table:table-cell>
          <table:table-cell table:style-name="ce1" table:formula="of:=AVERAGE([.C9:.C11])" office:value-type="float" office:value="0.73" calcext:value-type="float">
            <text:p>0.730</text:p>
          </table:table-cell>
          <table:table-cell table:style-name="ce1" table:formula="of:=AVERAGE([.D9:.D11])" office:value-type="float" office:value="0.743333333333333" calcext:value-type="float">
            <text:p>0.743</text:p>
          </table:table-cell>
        </table:table-row>
        <table:table-row table:style-name="ro1">
          <table:table-cell office:value-type="string" calcext:value-type="string">
            <text:p>F, мм</text:p>
          </table:table-cell>
          <table:table-cell table:number-columns-repeated="3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d, мм</text:p>
          </table:table-cell>
          <table:table-cell table:number-columns-repeated="3" office:value-type="float" office:value="751.52" calcext:value-type="float">
            <text:p>751.52</text:p>
          </table:table-cell>
        </table:table-row>
        <table:table-row table:style-name="ro1">
          <table:table-cell office:value-type="string" calcext:value-type="string">
            <text:p><text:s text:c="3"/>, нм</text:p>
          </table:table-cell>
          <table:table-cell table:style-name="ce1" table:formula="of:=[.B8] * [.B12] * ([.B14] - [.B13])^2 / ([.B2] * [.B14]^2 * [.B13]) * 10^6" office:value-type="float" office:value="624.275241447159" calcext:value-type="float">
            <text:p>624.275</text:p>
          </table:table-cell>
          <table:table-cell table:style-name="ce1" table:formula="of:=[.C8] * [.C12] * ([.C14] - [.C13])^2 / ([.C2] * [.C14]^2 * [.C13]) * 10^6" office:value-type="float" office:value="504.992287783851" calcext:value-type="float">
            <text:p>504.992</text:p>
          </table:table-cell>
          <table:table-cell table:style-name="ce1" table:formula="of:=[.D8] * [.D12] * ([.D14] - [.D13])^2 / ([.D2] * [.D14]^2 * [.D13]) * 10^6" office:value-type="float" office:value="454.112735097806" calcext:value-type="float">
            <text:p>454.113</text:p>
          </table:table-cell>
        </table:table-row>
        <table:table-row table:style-name="ro1">
          <table:table-cell office:value-type="string" calcext:value-type="string">
            <text:p><text:s text:c="6"/>, нм</text:p>
          </table:table-cell>
          <table:table-cell table:style-name="ce1" table:formula="of:=2 * [.B15]/[.B4]" office:value-type="float" office:value="73.444146052607" calcext:value-type="float">
            <text:p>73.444</text:p>
          </table:table-cell>
          <table:table-cell table:style-name="ce1" table:formula="of:=2 * [.C15]/[.C4]" office:value-type="float" office:value="84.1653812973084" calcext:value-type="float">
            <text:p>84.165</text:p>
          </table:table-cell>
          <table:table-cell table:style-name="ce1" table:formula="of:=2 * [.D15]/[.D4]" office:value-type="float" office:value="69.8634977073548" calcext:value-type="float">
            <text:p>69.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2:27:12.572032096</meta:creation-date>
    <meta:generator>LibreOffice/7.3.7.2$Linux_X86_64 LibreOffice_project/30$Build-2</meta:generator>
    <dc:date>2022-12-05T01:20:22.438419029</dc:date>
    <meta:editing-duration>PT19M12S</meta:editing-duration>
    <meta:editing-cycles>8</meta:editing-cycles>
    <meta:document-statistic meta:table-count="1" meta:cell-count="56" meta:object-count="2"/>
  </office:meta>
</office:document-meta>
</file>

<file path=Object 1/content.xml><?xml version="1.0" encoding="utf-8"?>
<math xmlns="http://www.w3.org/1998/Math/MathML" display="block">
  <semantics>
    <mi>λ</mi>
    <annotation encoding="StarMath 5.0">%lambda</annotation>
  </semantics>
</math>
</file>

<file path=Object 2/content.xml><?xml version="1.0" encoding="utf-8"?>
<math xmlns="http://www.w3.org/1998/Math/MathML" display="block">
  <semantics>
    <mrow>
      <mi mathvariant="normal">Δ</mi>
      <mi>λ</mi>
    </mrow>
    <annotation encoding="StarMath 5.0">%DELTA %lambda</annotation>
  </semantics>
</math>
</file>